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61128"/>
    </style:style>
    <style:style style:name="P2" style:family="paragraph" style:parent-style-name="Standard">
      <style:text-properties officeooo:paragraph-rsid="00199c62"/>
    </style:style>
    <style:style style:name="P3" style:family="paragraph" style:parent-style-name="Standard">
      <style:text-properties officeooo:paragraph-rsid="001bafe1"/>
    </style:style>
    <style:style style:name="P4" style:family="paragraph" style:parent-style-name="Standard">
      <style:text-properties officeooo:paragraph-rsid="001eb13e"/>
    </style:style>
    <style:style style:name="P5" style:family="paragraph" style:parent-style-name="Standard">
      <style:text-properties officeooo:paragraph-rsid="0020e6e7"/>
    </style:style>
    <style:style style:name="P6" style:family="paragraph" style:parent-style-name="Standard">
      <style:text-properties officeooo:rsid="00199c62" officeooo:paragraph-rsid="00199c62"/>
    </style:style>
    <style:style style:name="P7" style:family="paragraph" style:parent-style-name="Standard">
      <style:text-properties officeooo:rsid="0019d4fe" officeooo:paragraph-rsid="00199c62"/>
    </style:style>
    <style:style style:name="P8" style:family="paragraph" style:parent-style-name="Standard">
      <style:text-properties officeooo:rsid="001bafe1" officeooo:paragraph-rsid="001bafe1"/>
    </style:style>
    <style:style style:name="P9" style:family="paragraph" style:parent-style-name="Standard">
      <style:text-properties officeooo:rsid="001bafe1" officeooo:paragraph-rsid="0025407a"/>
    </style:style>
    <style:style style:name="P10" style:family="paragraph" style:parent-style-name="Standard">
      <style:text-properties officeooo:rsid="001bafe1" officeooo:paragraph-rsid="0026a91f"/>
    </style:style>
    <style:style style:name="P11" style:family="paragraph" style:parent-style-name="Standard">
      <style:text-properties officeooo:rsid="001cb633" officeooo:paragraph-rsid="001bafe1"/>
    </style:style>
    <style:style style:name="P12" style:family="paragraph" style:parent-style-name="Standard">
      <style:text-properties officeooo:rsid="0020e6e7" officeooo:paragraph-rsid="0020e6e7"/>
    </style:style>
    <style:style style:name="P13" style:family="paragraph" style:parent-style-name="Standard">
      <style:paragraph-properties fo:text-align="justify" style:justify-single-word="false" fo:orphans="0" fo:widows="0" style:text-autospace="none"/>
      <style:text-properties style:font-name="Times New Roman" officeooo:rsid="0012e7da" officeooo:paragraph-rsid="0024104f" style:font-name-complex="Times New Roman" style:font-size-complex="12pt"/>
    </style:style>
    <style:style style:name="P14" style:family="paragraph" style:parent-style-name="Standard">
      <style:text-properties officeooo:paragraph-rsid="0015d0d1"/>
    </style:style>
    <style:style style:name="P15" style:family="paragraph" style:parent-style-name="Standard">
      <style:text-properties officeooo:paragraph-rsid="0024104f"/>
    </style:style>
    <style:style style:name="T1" style:family="text">
      <style:text-properties officeooo:rsid="0015d0d1"/>
    </style:style>
    <style:style style:name="T2" style:family="text">
      <style:text-properties officeooo:rsid="00161128"/>
    </style:style>
    <style:style style:name="T3" style:family="text">
      <style:text-properties officeooo:rsid="00196bee"/>
    </style:style>
    <style:style style:name="T4" style:family="text">
      <style:text-properties officeooo:rsid="00198051"/>
    </style:style>
    <style:style style:name="T5" style:family="text">
      <style:text-properties officeooo:rsid="00199c62"/>
    </style:style>
    <style:style style:name="T6" style:family="text">
      <style:text-properties officeooo:rsid="0019d4fe"/>
    </style:style>
    <style:style style:name="T7" style:family="text">
      <style:text-properties officeooo:rsid="001bafe1"/>
    </style:style>
    <style:style style:name="T8" style:family="text">
      <style:text-properties officeooo:rsid="001cb633"/>
    </style:style>
    <style:style style:name="T9" style:family="text">
      <style:text-properties officeooo:rsid="001e1e81"/>
    </style:style>
    <style:style style:name="T10" style:family="text">
      <style:text-properties officeooo:rsid="001eb13e"/>
    </style:style>
    <style:style style:name="T11" style:family="text">
      <style:text-properties officeooo:rsid="0024104f"/>
    </style:style>
    <style:style style:name="T12" style:family="text">
      <style:text-properties officeooo:rsid="0025407a"/>
    </style:style>
    <style:style style:name="T13" style:family="text">
      <style:text-properties officeooo:rsid="0026a9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maging small vibrations have been of interest since Chladni first placed sand on a vibrating plate to make modal patterns visible. Discuss methods that have since been developed to remote sense and optically image sub-micrometer vibrations (e.g. laser Doppler vibrometry, holographic interferometry, electronic speckle pattern interferometry, etc.) including your own method currently being developed. Discuss the pros and cons of each method, and how your own method capitalizes on the strengths---or attempts to overcome any limitations---of its predecessors in the context of your particular application requirement(s).</text:p>
      <text:p text:style-name="P14"><text:span text:style-name="T1"/></text:p>
      <text:p text:style-name="P15"><text:span text:style-name="T11">I)<text:tab/>Preamble: a brief summary of the application requirements </text:span></text:p>
      <text:p text:style-name="P1"><text:span text:style-name="T3">I</text:span><text:span text:style-name="T11">I</text:span><text:span text:style-name="T2">)<text:tab/></text:span><text:span text:style-name="T5">Description and Assessment of Vibrometry Techniques that Require Inertial Coupling</text:span></text:p>
      <text:p text:style-name="P2"><text:span text:style-name="T5"><text:tab/>A)<text:tab/>Explanation of Inertial Coupling</text:span><text:span text:style-name="T4"><text:tab/></text:span></text:p>
      <text:p text:style-name="P2"><text:span text:style-name="T4"><text:tab/><text:tab/></text:span><text:span text:style-name="T5">1</text:span><text:span text:style-name="T4">)<text:tab/>Damping, Lossy Wave Equation, Impedance</text:span></text:p>
      <text:p text:style-name="P2"><text:span text:style-name="T4"><text:tab/><text:tab/></text:span><text:span text:style-name="T5">2)<text:tab/>Force Caused by Inertial Coupling</text:span></text:p>
      <text:p text:style-name="P6"><text:tab/><text:tab/>3)<text:tab/>Phasor Representation of Inertial Coupling &amp; Impedance</text:p>
      <text:p text:style-name="P6"><text:tab/>B)<text:tab/>Assessment of a Few Electro-mechanical Sensors &amp; Transducers</text:p>
      <text:p text:style-name="P6"><text:tab/><text:tab/>1)<text:tab/>Carbon Microphone</text:p>
      <text:p text:style-name="P6"><text:tab/><text:tab/>2)<text:tab/>Strain Gauge / Force Sensing Resistor</text:p>
      <text:p text:style-name="P6"><text:tab/><text:tab/>3)<text:tab/>(Coupled) Magnetic Pickups</text:p>
      <text:p text:style-name="P2"><text:span text:style-name="T5"><text:tab/><text:tab/><text:tab/></text:span><text:span text:style-name="T6">a)<text:tab/>Electrodynamic Transducers</text:span></text:p>
      <text:p text:style-name="P6"><text:tab/><text:tab/>4)<text:tab/>Variable Inductance</text:p>
      <text:p text:style-name="P2"><text:span text:style-name="T5"><text:tab/><text:tab/>5)<text:tab/></text:span><text:span text:style-name="T6">Variable Capacitance</text:span></text:p>
      <text:p text:style-name="P7"><text:tab/><text:tab/>6)<text:tab/>Piezoelectric Transducers</text:p>
      <text:p text:style-name="P8">II<text:span text:style-name="T11">I</text:span>)<text:tab/>Description and Assessment of Vibrometry Techniques that Do Not Require Coupling</text:p>
      <text:p text:style-name="P8"><text:tab/>A)<text:tab/>Considerations for Optical Techniques</text:p>
      <text:p text:style-name="P8"><text:tab/><text:tab/>1)<text:tab/>Characterization of Gaussian Laser Ray Bundles</text:p>
      <text:p text:style-name="P9"><text:span text:style-name="T12"><text:tab/><text:tab/><text:tab/>EM wave equation</text:span></text:p>
      <text:p text:style-name="P9"><text:span text:style-name="T12"><text:tab/><text:tab/><text:tab/>energy</text:span></text:p>
      <text:p text:style-name="P9"><text:span text:style-name="T12"><text:tab/><text:tab/><text:tab/>poynting vector</text:span></text:p>
      <text:p text:style-name="P9"><text:span text:style-name="T12"><text:tab/><text:tab/><text:tab/>irradiance</text:span></text:p>
      <text:p text:style-name="P10"><text:span text:style-name="T13"><text:tab/><text:tab/><text:tab/>rays</text:span></text:p>
      <text:p text:style-name="P9"><text:span text:style-name="T12"><text:tab/><text:tab/><text:tab/></text:span><text:span text:style-name="T13">index of refraction </text:span></text:p>
      <text:p text:style-name="P10"><text:span text:style-name="T13"><text:tab/><text:tab/><text:tab/>snell's law</text:span></text:p>
      <text:p text:style-name="P10"><text:span text:style-name="T13"><text:tab/><text:tab/><text:tab/>fresnel equations</text:span></text:p>
      <text:p text:style-name="P10"><text:span text:style-name="T13"><text:tab/><text:tab/><text:tab/>free space propagation matrices</text:span></text:p>
      <text:p text:style-name="P10"><text:span text:style-name="T13"><text:tab/><text:tab/><text:tab/>airy disc <text:s/>- diffraction </text:span></text:p>
      <text:p text:style-name="P8"><text:tab/><text:tab/>2)<text:tab/>Development of M2 Classification of Laser Beam Quality</text:p>
      <text:p text:style-name="P10"><text:span text:style-name="T13"><text:tab/><text:tab/><text:tab/>gaussian </text:span></text:p>
      <text:p text:style-name="P8"><text:tab/><text:tab/>3)<text:tab/>Description of Transverse Electromagnetic Modes (TEM)</text:p>
      <text:p text:style-name="P3"><text:span text:style-name="T7"><text:tab/><text:tab/></text:span><text:span text:style-name="T9">4)<text:tab/></text:span><text:span text:style-name="T10">Free-Space </text:span><text:span text:style-name="T9">Propagation Matrices using the Paraxial Approximation </text:span></text:p>
      <text:p text:style-name="P8"><text:tab/>B)<text:tab/>Assessment of a Few Optical Vibrometry Techniques</text:p>
      <text:p text:style-name="P8"><text:tab/><text:tab/>1)<text:tab/>Backscatter Triangulation</text:p>
      <text:p text:style-name="P8"><text:tab/><text:tab/>2)<text:tab/>Structured Light (DLP) Methods</text:p>
      <text:p text:style-name="P3"><text:span text:style-name="T7"><text:tab/><text:tab/><text:tab/></text:span><text:span text:style-name="T8">a)<text:tab/>Moire </text:span></text:p>
      <text:p text:style-name="P11"><text:tab/><text:tab/><text:tab/>b)<text:tab/>Digital Fringe Projection</text:p>
      <text:p text:style-name="P3"><text:span text:style-name="T7"><text:tab/><text:tab/>3) <text:tab/></text:span><text:span text:style-name="T8">Interferometry</text:span></text:p>
      <text:p text:style-name="P5"><text:span text:style-name="T8"><text:tab/><text:tab/><text:tab/>a)<text:tab/></text:span><text:span text:style-name="T10">michaelson interferometer</text:span><text:span text:style-name="T8"> <text:tab/></text:span></text:p>
      <text:p text:style-name="P4"><text:span text:style-name="T8"><text:tab/><text:tab/><text:tab/></text:span><text:span text:style-name="T10">b)</text:span><text:span text:style-name="T8"><text:tab/></text:span><text:span text:style-name="T10">Doppler vibrometer w/ </text:span><text:span text:style-name="T8">phase unwrapping </text:span><text:span text:style-name="T10">Bragg cell</text:span></text:p>
      <text:p text:style-name="P12"><text:tab/><text:tab/><text:tab/>c)<text:tab/>holographic vibrometry</text:p>
      <text:p text:style-name="P12"><text:tab/><text:tab/><text:tab/>c)<text:tab/>speckle interferometer</text:p>
      <text:p text:style-name="P11"><text:soft-page-break/><text:tab/><text:tab/>4)<text:tab/>Time-of-Flight Photography</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3-12-06T20:03:43</meta:creation-date>
    <dc:date>2013-12-20T19:10:27</dc:date>
    <dc:creator>joe </dc:creator>
    <meta:editing-duration>P12DT2H15M40S</meta:editing-duration>
    <meta:editing-cycles>11</meta:editing-cycles>
    <meta:generator>LibreOffice/3.6$Linux_x86 LibreOffice_project/360m1$Build-2</meta:generator>
    <meta:document-statistic meta:table-count="0" meta:image-count="0" meta:object-count="0" meta:page-count="2" meta:paragraph-count="43" meta:word-count="284" meta:character-count="2135" meta:non-whitespace-character-count="1793"/>
  </office:meta>
</office:document-meta>
</file>